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9bbdd" officeooo:paragraph-rsid="00113563"/>
    </style:style>
    <style:style style:name="P2" style:family="paragraph" style:parent-style-name="Standard">
      <style:paragraph-properties fo:text-align="center" style:justify-single-word="false"/>
      <style:text-properties style:font-name="Arial" fo:font-size="22pt" fo:font-weight="bold" officeooo:rsid="0009bbdd" officeooo:paragraph-rsid="00113563" style:font-size-asian="22pt" style:font-weight-asian="bold" style:font-size-complex="22pt" style:font-weight-complex="bold"/>
    </style:style>
    <style:style style:name="P3" style:family="paragraph" style:parent-style-name="Standard">
      <style:text-properties style:font-name="Arial" fo:font-weight="bold" officeooo:rsid="0009bbdd" officeooo:paragraph-rsid="00113563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113563" officeooo:paragraph-rsid="00113563" style:font-weight-asian="bold" style:font-weight-complex="bold"/>
    </style:style>
    <style:style style:name="P5" style:family="paragraph" style:parent-style-name="Standard">
      <style:text-properties style:font-name="Arial" fo:font-weight="bold" officeooo:rsid="00136da5" officeooo:paragraph-rsid="00136da5" style:font-weight-asian="bold" style:font-weight-complex="bold"/>
    </style:style>
    <style:style style:name="P6" style:family="paragraph" style:parent-style-name="Standard">
      <style:paragraph-properties fo:break-before="page"/>
      <style:text-properties style:font-name="Arial" fo:font-weight="bold" officeooo:rsid="00145829" officeooo:paragraph-rsid="00145829" style:font-weight-asian="bold" style:font-weight-complex="bold"/>
    </style:style>
    <style:style style:name="P7" style:family="paragraph" style:parent-style-name="Standard">
      <style:paragraph-properties fo:break-before="page"/>
      <style:text-properties style:font-name="Arial" fo:font-weight="bold" officeooo:rsid="0016bd0f" officeooo:paragraph-rsid="0016bd0f" style:font-weight-asian="bold" style:font-weight-complex="bold"/>
    </style:style>
    <style:style style:name="P8" style:family="paragraph" style:parent-style-name="Standard">
      <style:paragraph-properties fo:break-before="page"/>
      <style:text-properties style:font-name="Arial" fo:font-weight="bold" officeooo:rsid="001950d4" officeooo:paragraph-rsid="001950d4" style:font-weight-asian="bold" style:font-weight-complex="bold"/>
    </style:style>
    <style:style style:name="P9" style:family="paragraph" style:parent-style-name="Standard">
      <style:paragraph-properties fo:break-before="page"/>
      <style:text-properties style:font-name="Arial" fo:font-weight="bold" officeooo:rsid="001be67d" officeooo:paragraph-rsid="001be67d" style:font-weight-asian="bold" style:font-weight-complex="bold"/>
    </style:style>
    <style:style style:name="P10" style:family="paragraph" style:parent-style-name="Standard">
      <style:text-properties style:font-name="Arial" officeooo:rsid="002e6bf8" officeooo:paragraph-rsid="00113563"/>
    </style:style>
    <style:style style:name="P11" style:family="paragraph" style:parent-style-name="Standard">
      <style:text-properties style:font-name="Arial" officeooo:rsid="00113563" officeooo:paragraph-rsid="00113563"/>
    </style:style>
    <style:style style:name="P12" style:family="paragraph" style:parent-style-name="Standard">
      <style:text-properties style:font-name="Arial" officeooo:rsid="00136da5" officeooo:paragraph-rsid="00136da5"/>
    </style:style>
    <style:style style:name="P13" style:family="paragraph" style:parent-style-name="Standard">
      <style:text-properties style:font-name="Arial" officeooo:rsid="00145829" officeooo:paragraph-rsid="00145829"/>
    </style:style>
    <style:style style:name="P14" style:family="paragraph" style:parent-style-name="Standard">
      <style:text-properties style:font-name="Arial" officeooo:rsid="00145829" officeooo:paragraph-rsid="0016bd0f"/>
    </style:style>
    <style:style style:name="P15" style:family="paragraph" style:parent-style-name="Standard">
      <style:text-properties style:font-name="Arial" officeooo:rsid="0015bf4e" officeooo:paragraph-rsid="0015bf4e"/>
    </style:style>
    <style:style style:name="P16" style:family="paragraph" style:parent-style-name="Standard">
      <style:text-properties style:font-name="Arial" officeooo:rsid="0015bf4e" officeooo:paragraph-rsid="0016047e"/>
    </style:style>
    <style:style style:name="P17" style:family="paragraph" style:parent-style-name="Standard">
      <style:text-properties style:font-name="Arial" officeooo:rsid="0015bf4e" officeooo:paragraph-rsid="0016bd0f"/>
    </style:style>
    <style:style style:name="P18" style:family="paragraph" style:parent-style-name="Standard">
      <style:text-properties style:font-name="Arial" officeooo:rsid="0016047e" officeooo:paragraph-rsid="0016047e"/>
    </style:style>
    <style:style style:name="P19" style:family="paragraph" style:parent-style-name="Standard">
      <style:text-properties style:font-name="Arial" officeooo:rsid="0016047e" officeooo:paragraph-rsid="0016bd0f"/>
    </style:style>
    <style:style style:name="P20" style:family="paragraph" style:parent-style-name="Standard">
      <style:text-properties style:font-name="Arial" officeooo:rsid="0016047e" officeooo:paragraph-rsid="00179cd6"/>
    </style:style>
    <style:style style:name="P21" style:family="paragraph" style:parent-style-name="Standard">
      <style:text-properties style:font-name="Arial" officeooo:rsid="0016bd0f" officeooo:paragraph-rsid="0016bd0f"/>
    </style:style>
    <style:style style:name="P22" style:family="paragraph" style:parent-style-name="Standard">
      <style:text-properties style:font-name="Arial" officeooo:rsid="0015bf4e" officeooo:paragraph-rsid="0016bd0f" fo:background-color="#ffffa6"/>
    </style:style>
    <style:style style:name="P23" style:family="paragraph" style:parent-style-name="Standard">
      <style:text-properties style:font-name="Arial" officeooo:rsid="0015bf4e" officeooo:paragraph-rsid="0016047e" fo:background-color="#ffffa6"/>
    </style:style>
    <style:style style:name="P24" style:family="paragraph" style:parent-style-name="Standard">
      <style:text-properties style:font-name="Arial" officeooo:rsid="0015bf4e" officeooo:paragraph-rsid="0015bf4e" fo:background-color="#ffffa6"/>
    </style:style>
    <style:style style:name="P25" style:family="paragraph" style:parent-style-name="Standard">
      <style:text-properties style:font-name="Arial" officeooo:rsid="00179cd6" officeooo:paragraph-rsid="00179cd6"/>
    </style:style>
    <style:style style:name="P26" style:family="paragraph" style:parent-style-name="Standard">
      <style:text-properties style:font-name="Arial" officeooo:rsid="0016047e" officeooo:paragraph-rsid="0016047e" fo:background-color="#ffd7d7"/>
    </style:style>
    <style:style style:name="P27" style:family="paragraph" style:parent-style-name="Standard">
      <style:text-properties style:font-name="Arial" officeooo:rsid="00145829" officeooo:paragraph-rsid="00145829" fo:background-color="#ffd7d7"/>
    </style:style>
    <style:style style:name="P28" style:family="paragraph" style:parent-style-name="Standard">
      <style:text-properties style:font-name="Arial" officeooo:rsid="00187b51" officeooo:paragraph-rsid="00187b51"/>
    </style:style>
    <style:style style:name="P29" style:family="paragraph" style:parent-style-name="Standard">
      <style:text-properties style:font-name="Arial" officeooo:rsid="001950d4" officeooo:paragraph-rsid="001950d4"/>
    </style:style>
    <style:style style:name="P30" style:family="paragraph" style:parent-style-name="Standard">
      <style:text-properties style:font-name="Arial" officeooo:rsid="001be67d" officeooo:paragraph-rsid="001be67d"/>
    </style:style>
    <style:style style:name="P31" style:family="paragraph" style:parent-style-name="Standard">
      <style:text-properties style:font-name="Arial" officeooo:rsid="001c38b8" officeooo:paragraph-rsid="001c38b8"/>
    </style:style>
    <style:style style:name="P32" style:family="paragraph" style:parent-style-name="Standard">
      <style:text-properties style:font-name="Arial" officeooo:rsid="001d8976" officeooo:paragraph-rsid="001d8976"/>
    </style:style>
    <style:style style:name="P33" style:family="paragraph" style:parent-style-name="Standard">
      <style:text-properties style:font-name="Arial" officeooo:rsid="001eab1f" officeooo:paragraph-rsid="001eab1f"/>
    </style:style>
    <style:style style:name="P34" style:family="paragraph" style:parent-style-name="Standard">
      <style:text-properties style:font-name="Arial" officeooo:rsid="0021db17" officeooo:paragraph-rsid="0021db17"/>
    </style:style>
    <style:style style:name="P35" style:family="paragraph" style:parent-style-name="Standard">
      <style:text-properties style:font-name="Arial" officeooo:rsid="0022a9aa" officeooo:paragraph-rsid="0022a9aa"/>
    </style:style>
    <style:style style:name="P36" style:family="paragraph" style:parent-style-name="Standard">
      <style:paragraph-properties fo:text-align="center" style:justify-single-word="false" style:writing-mode="lr-tb"/>
      <style:text-properties style:font-name="Arial" fo:font-size="10.5pt" officeooo:rsid="001950d4" officeooo:paragraph-rsid="001950d4" style:font-size-asian="10.5pt"/>
    </style:style>
    <style:style style:name="P37" style:family="paragraph" style:parent-style-name="Standard">
      <style:paragraph-properties fo:text-align="center" style:justify-single-word="false" style:writing-mode="lr-tb"/>
      <style:text-properties fo:font-size="10.5pt" style:font-size-asian="10.5pt"/>
    </style:style>
    <style:style style:name="P38" style:family="paragraph" style:parent-style-name="Standard">
      <style:paragraph-properties fo:text-align="end" style:justify-single-word="false" style:writing-mode="lr-tb"/>
      <style:text-properties fo:font-size="10.5pt" style:font-size-asian="10.5pt"/>
    </style:style>
    <style:style style:name="P39" style:family="paragraph" style:parent-style-name="Standard">
      <style:text-properties style:font-name="Arial" fo:font-size="12pt" officeooo:rsid="001950d4" officeooo:paragraph-rsid="001950d4" style:font-size-asian="12pt" style:font-size-complex="12pt"/>
    </style:style>
    <style:style style:name="P40" style:family="paragraph" style:parent-style-name="Standard">
      <style:paragraph-properties fo:text-align="start" style:justify-single-word="false" style:writing-mode="lr-tb"/>
      <style:text-properties style:font-name="Arial" fo:font-size="12pt" officeooo:rsid="001950d4" officeooo:paragraph-rsid="001950d4" style:font-size-asian="12pt" style:font-size-complex="12pt"/>
    </style:style>
    <style:style style:name="P41" style:family="paragraph" style:parent-style-name="Standard">
      <style:paragraph-properties fo:text-align="start" style:justify-single-word="false" style:writing-mode="lr-tb"/>
      <style:text-properties style:font-name="Arial" fo:font-size="12pt" style:font-size-asian="12pt" style:font-size-complex="12pt"/>
    </style:style>
    <style:style style:name="P42" style:family="paragraph">
      <style:paragraph-properties fo:text-align="center" style:writing-mode="lr-tb"/>
    </style:style>
    <style:style style:name="P43" style:family="paragraph">
      <style:paragraph-properties fo:text-align="end" style:writing-mode="lr-tb"/>
    </style:style>
    <style:style style:name="P44" style:family="paragraph">
      <loext:graphic-properties draw:fill="solid" draw:fill-color="#ffffff"/>
      <style:paragraph-properties fo:text-align="center" style:writing-mode="lr-tb"/>
    </style:style>
    <style:style style:name="P45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46" style:family="paragraph">
      <style:paragraph-properties fo:text-align="end" style:writing-mode="lr-tb"/>
      <style:text-properties fo:font-size="10.5pt" style:font-size-asian="10.5pt" style:font-size-complex="10.5pt"/>
    </style:style>
    <style:style style:name="P47" style:family="paragraph">
      <loext:graphic-properties draw:fill="solid"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48" style:family="paragraph">
      <style:paragraph-properties fo:text-align="center"/>
    </style:style>
    <style:style style:name="P49" style:family="paragraph">
      <style:paragraph-properties fo:text-align="end"/>
    </style:style>
    <style:style style:name="P50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163bad"/>
    </style:style>
    <style:style style:name="T2" style:family="text">
      <style:text-properties officeooo:rsid="0043c92a"/>
    </style:style>
    <style:style style:name="T3" style:family="text">
      <style:text-properties officeooo:rsid="0034a180"/>
    </style:style>
    <style:style style:name="T4" style:family="text">
      <style:text-properties officeooo:rsid="002e6bf8"/>
    </style:style>
    <style:style style:name="T5" style:family="text">
      <style:text-properties officeooo:rsid="00113563"/>
    </style:style>
    <style:style style:name="T6" style:family="text">
      <style:text-properties officeooo:rsid="00145829"/>
    </style:style>
    <style:style style:name="T7" style:family="text">
      <style:text-properties officeooo:rsid="0016047e"/>
    </style:style>
    <style:style style:name="T8" style:family="text">
      <style:text-properties officeooo:rsid="00163bb7"/>
    </style:style>
    <style:style style:name="T9" style:family="text">
      <style:text-properties officeooo:rsid="0016bd0f"/>
    </style:style>
    <style:style style:name="T10" style:family="text">
      <style:text-properties officeooo:rsid="00179cd6"/>
    </style:style>
    <style:style style:name="T11" style:family="text">
      <style:text-properties fo:background-color="#ffffa6" loext:char-shading-value="0"/>
    </style:style>
    <style:style style:name="T12" style:family="text">
      <style:text-properties officeooo:rsid="001950d4"/>
    </style:style>
    <style:style style:name="T13" style:family="text">
      <style:text-properties officeooo:rsid="001d8976"/>
    </style:style>
    <style:style style:name="T14" style:family="text">
      <style:text-properties officeooo:rsid="001eab1f"/>
    </style:style>
    <style:style style:name="T15" style:family="text">
      <style:text-properties officeooo:rsid="00203847"/>
    </style:style>
    <style:style style:name="T16" style:family="text">
      <style:text-properties officeooo:rsid="0021db17"/>
    </style:style>
    <style:style style:name="T17" style:family="text">
      <style:text-properties fo:font-size="10.5pt" style:font-size-asian="10.5pt" style:font-size-complex="10.5pt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size="7pt" style:font-size-asian="7pt" style:font-size-complex="7pt"/>
    </style:style>
    <style:style style:name="T20" style:family="text">
      <style:text-properties fo:font-size="6pt" style:font-size-asian="6pt" style:font-size-complex="6pt"/>
    </style:style>
    <style:style style:name="T21" style:family="text">
      <style:text-properties fo:font-size="8pt" style:font-size-asian="8pt" style:font-size-complex="8pt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fo:min-height="0.4925in" fo:min-width="1.3783in" style:run-through="foreground"/>
      <style:paragraph-properties style:writing-mode="lr-tb"/>
    </style:style>
    <style:style style:name="gr4" style:family="graphic">
      <style:graphic-properties svg:stroke-color="#000000" draw:marker-end="Arrow" draw:marker-end-width="0.0693in" draw:textarea-horizontal-align="center" draw:textarea-vertical-align="middle" style:run-through="foreground"/>
    </style:style>
    <style:style style:name="gr5" style:family="graphic">
      <style:graphic-properties svg:stroke-color="#000000" draw:textarea-horizontal-align="center" draw:textarea-vertical-align="middle" style:run-through="foreground"/>
    </style:style>
    <style:style style:name="gr6" style:family="graphic">
      <style:graphic-properties svg:stroke-color="#000000" draw:fill="solid" draw:fill-color="#ffffff" draw:textarea-horizontal-align="justify" draw:textarea-vertical-align="middle" draw:auto-grow-height="false" fo:min-height="0.4898in" fo:min-width="1.4374in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202</text:span><text:span text:style-name="T2">3</text:span><text:span text:style-name="T1"> </text:span><text:span text:style-name="T2">Spring</text:span><text:span text:style-name="T1"> <text:s/></text:span>CPSC 240 <text:s/><text:span text:style-name="T3">Assignment </text:span><text:span text:style-name="T5">3</text:span></text:p>
      <text:p text:style-name="P4">Non-deterministic Random Numbers</text:p>
      <text:p text:style-name="P1"/>
      <text:p text:style-name="P1"/>
      <text:p text:style-name="P3">Goal<text:span text:style-name="T4">s</text:span></text:p>
      <text:p text:style-name="P1"/>
      <text:p text:style-name="P10">Make an assembly program that <text:span text:style-name="T5">provides real experience in the following:</text:span></text:p>
      <text:p text:style-name="P10"/>
      <text:p text:style-name="P10"><text:tab/><text:span text:style-name="T5">How to obtain 64-bit random numbers without a “seed”.</text:span></text:p>
      <text:p text:style-name="P10"><text:tab/><text:span text:style-name="T5">How to input string data that may contain while space.</text:span></text:p>
      <text:p text:style-name="P11">]</text:p>
      <text:p text:style-name="P1"/>
      <text:p text:style-name="P1"/>
      <text:p text:style-name="P5">Purpose</text:p>
      <text:p text:style-name="P12"/>
      <text:p text:style-name="P12">This program will generate up to 100 random number using the non-deterministic random number generator found inside of modern X86 microprocessors. <text:s text:c="2"/><text:span text:style-name="T6">Initially random numbers are generated that extend throughout the entire space of all 64-bit IEEE754 numbers.</text:span></text:p>
      <text:p text:style-name="P12"/>
      <text:p text:style-name="P13">Later the random numbers are restricted to the interval 1.0 &lt;= Number &lt; 2.0 or even intervals such as 1.0 &lt;= number &lt; M, where is a predetermined fixed upper limit..</text:p>
      <text:p text:style-name="P13"/>
      <text:p text:style-name="P13"/>
      <text:p text:style-name="P6">Sample dialog <text:span text:style-name="T8">for the baseline case</text:span></text:p>
      <text:p text:style-name="P13"/>
      <text:p text:style-name="P27">Welcome to Random Products, LLC.</text:p>
      <text:p text:style-name="P27">This software is maintained by Alfred Findelstein</text:p>
      <text:p text:style-name="P13">Please enter your name: Sam Friedrickson</text:p>
      <text:p text:style-name="P13">Please enter your title (Mr,Ms,Sargent,Chief,Project Leader,etc): Freshman</text:p>
      <text:p text:style-name="P13">Nice to meet you Freshman Sam Freidrickson</text:p>
      <text:p text:style-name="P13"/>
      <text:p text:style-name="P13">This program will generate 64-bit IEEE float numbers.</text:p>
      <text:p text:style-name="P13">How many numbers do you want. <text:s/>Today’s limit is 100 per customer. <text:s/>6</text:p>
      <text:p text:style-name="P15">Your numbers have been stored in an array. <text:s/>Here is that array.</text:p>
      <text:p text:style-name="P15"/>
      <text:p text:style-name="P24">IEEE754<text:tab/><text:tab/><text:tab/>Scientific Decimal</text:p>
      <text:p text:style-name="P24">0x4095E4679BA82230<text:tab/>1.456234286364e+02</text:p>
      <text:p text:style-name="P24">0x3FFF566589AA7BB0<text:tab/>3.525345676748e+01</text:p>
      <text:p text:style-name="P24">0x3439CCCC878790FF<text:tab/>7.562123455666e-04</text:p>
      <text:p text:style-name="P24">0xCCF256904232424B<text:tab/>-5.932435276577e+13</text:p>
      <text:p text:style-name="P23">0X8049234245AAC7FF<text:tab/><text:span text:style-name="T7">5.6847467464011e+106</text:span></text:p>
      <text:p text:style-name="P24">0xD45B98234E34D459<text:tab/>-8.234253426624e+09</text:p>
      <text:p text:style-name="P15"/>
      <text:p text:style-name="P18">The array is now being sorted.</text:p>
      <text:p text:style-name="P18"/>
      <text:p text:style-name="P18">Here is the updated array.</text:p>
      <text:p text:style-name="P18"/>
      <text:p text:style-name="P16">I<text:span text:style-name="T11">EEE754<text:tab/><text:tab/><text:tab/>Scientific Decimal</text:span></text:p>
      <text:p text:style-name="P23">0xCCF256904232424B<text:tab/>-5.932435276577e+13</text:p>
      <text:p text:style-name="P23">0xD45B98234E34D459<text:tab/>-8.234253426624e+09</text:p>
      <text:p text:style-name="P23">0x3FFF566589AA7BB0<text:tab/>3.525345676748e+01</text:p>
      <text:p text:style-name="P23">0x4095E4679BA82230<text:tab/>1.456234286364e+02</text:p>
      <text:p text:style-name="P23">0x3439CCCC878790FF<text:tab/>7.562123455666e-04</text:p>
      <text:p text:style-name="P23">0X8049234245AAC7FF<text:tab/><text:span text:style-name="T7">5.6847467464011e+106</text:span></text:p>
      <text:p text:style-name="P16"/>
      <text:p text:style-name="P18">Good bye Freshman. <text:s/>You are welcome any time.</text:p>
      <text:p text:style-name="P18"/>
      <text:p text:style-name="P26">Oh, Sam <text:span text:style-name="T6">Freidrickson. <text:s/></text:span>We hope you enjoyed your arrays. <text:s/>Do come again.</text:p>
      <text:p text:style-name="P26">A zero will be returned to the <text:span text:style-name="T8">operating system.</text:span></text:p>
      <text:p text:style-name="P18"/>
      <text:p text:style-name="P18">//<text:span text:style-name="T9">End of dialog</text:span></text:p>
      <text:p text:style-name="P18"/>
      <text:p text:style-name="P25">Yellow ==&gt; display_array function</text:p>
      <text:p text:style-name="P25"/>
      <text:p text:style-name="P25">Pink ==&gt; driver</text:p>
      <text:p text:style-name="P25"/>
      <text:p text:style-name="P25">Everything else ==&gt; executive</text:p>
      <text:p text:style-name="P25"/>
      <text:p text:style-name="P25">In this example the number on the left do not mathematically equal the numbers on the right. <text:s/>The purpose of this dialog is to show the layout of the output.</text:p>
      <text:p text:style-name="P7">Sample dialog for the challenge program</text:p>
      <text:p text:style-name="P21"/>
      <text:p text:style-name="P21">This is an addon to the baseline program. <text:s/>This is not called extra credit. <text:s/>It is regular credit. <text:s/>It is called extra work.</text:p>
      <text:p text:style-name="P21"/>
      <text:p text:style-name="P21">Here we want to “normalize” each random number so that it lies in the interval 1.0&lt;=num&lt;2.0. <text:s/>Here we recommend that you update the executive module to perform the normalization.</text:p>
      <text:p text:style-name="P21"/>
      <text:p text:style-name="P21">Here is the dialog. <text:s/>Much of it is a repeat of the baseline program.</text:p>
      <text:p text:style-name="P21"/>
      <text:p text:style-name="P14">Welcome to Random Products, LLC.</text:p>
      <text:p text:style-name="P14">This software is maintained by Alfred Findelstein</text:p>
      <text:p text:style-name="P14">Please enter your name: Sam Friedrickson</text:p>
      <text:p text:style-name="P14">Please enter your title (Mr,Ms,Sargent,Chief,Project Leader,etc): Freshman</text:p>
      <text:p text:style-name="P14">Nice to meet you Freshman Sam Freidrickson</text:p>
      <text:p text:style-name="P14"/>
      <text:p text:style-name="P14">This program will generate 64-bit IEEE float numbers.</text:p>
      <text:p text:style-name="P14">How many numbers do you want. <text:s/>Today’s limit is 100 per customer. <text:s/>6</text:p>
      <text:p text:style-name="P17">Your numbers have been stored in an array. <text:s/>Here is that array.</text:p>
      <text:p text:style-name="P17"/>
      <text:p text:style-name="P17">IEEE754<text:tab/><text:tab/><text:tab/>Scientific Decimal</text:p>
      <text:p text:style-name="P17">0x4095E4679BA82230<text:tab/>1.456234286364e+02</text:p>
      <text:p text:style-name="P17">0x3FFF566589AA7BB0<text:tab/>3.525345676748e+01</text:p>
      <text:p text:style-name="P17">0x3439CCCC878790FF<text:tab/>7.562123455666e-04</text:p>
      <text:p text:style-name="P17">0xCCF256904232424B<text:tab/>-5.932435276577e+13</text:p>
      <text:p text:style-name="P17">0X8049234245AAC7FF<text:tab/><text:span text:style-name="T7">5.6847467464011e+106</text:span></text:p>
      <text:p text:style-name="P17">0xD45B98234E34D459<text:tab/>-8.234253426624e+09</text:p>
      <text:p text:style-name="P17"/>
      <text:p text:style-name="P19">The array is now being sorted.</text:p>
      <text:p text:style-name="P19"/>
      <text:p text:style-name="P19">Here is the updated array.</text:p>
      <text:p text:style-name="P19"/>
      <text:p text:style-name="P17">IEEE754<text:tab/><text:tab/><text:tab/>Scientific Decimal</text:p>
      <text:p text:style-name="P17">0xCCF256904232424B<text:tab/>-5.932435276577e+13</text:p>
      <text:p text:style-name="P17">0xD45B98234E34D459<text:tab/>-8.234253426624e+09</text:p>
      <text:p text:style-name="P17">0x3FFF566589AA7BB0<text:tab/>3.525345676748e+01</text:p>
      <text:p text:style-name="P17">0x4095E4679BA82230<text:tab/>1.456234286364e+02</text:p>
      <text:p text:style-name="P17">0x3439CCCC878790FF<text:tab/>7.562123455666e-04</text:p>
      <text:p text:style-name="P17">0X8049234245AAC7FF<text:tab/><text:span text:style-name="T7">5.6847467464011e+106</text:span></text:p>
      <text:p text:style-name="P17"/>
      <text:p text:style-name="P21">The random numbers will be normalized. <text:s/>Here is the normalized array</text:p>
      <text:p text:style-name="P21"/>
      <text:p text:style-name="P22">IEEE754<text:tab/><text:tab/><text:tab/>Scientific Decimal</text:p>
      <text:p text:style-name="P22">0x3FF256904232424B<text:tab/><text:span text:style-name="T9">1</text:span>.<text:span text:style-name="T9">2</text:span>32435276577e+<text:span text:style-name="T9">0</text:span></text:p>
      <text:p text:style-name="P22">0x3FFB98234E34D459<text:tab/><text:span text:style-name="T9">1</text:span>.2<text:span text:style-name="T9">8</text:span>4253426624e+0</text:p>
      <text:p text:style-name="P22">0x3FFF566589AA7BB0<text:tab/><text:span text:style-name="T9">1</text:span>.<text:span text:style-name="T9">3</text:span>25345676748e+0</text:p>
      <text:p text:style-name="P22">0x3FF5E4679BA82230<text:tab/>1.456234286364e+0</text:p>
      <text:p text:style-name="P22">0x3FF9CCCC878790FF<text:tab/><text:span text:style-name="T9">1</text:span>.562123455666e-0</text:p>
      <text:p text:style-name="P22">0X3FF9234245AAC7FF<text:tab/><text:span text:style-name="T9">1</text:span><text:span text:style-name="T7">.</text:span><text:span text:style-name="T9">5</text:span><text:span text:style-name="T7">847467464011e+</text:span><text:span text:style-name="T9">0</text:span></text:p>
      <text:p text:style-name="P20"><text:soft-page-break/>Good bye Freshman. <text:s/>You are welcome any time.</text:p>
      <text:p text:style-name="P20"/>
      <text:p text:style-name="P20">Oh, Sam <text:span text:style-name="T6">Freidrickson. <text:s/></text:span>We hope you enjoyed your arrays. <text:s/>Do come again.</text:p>
      <text:p text:style-name="P20">A zero will be returned to the <text:span text:style-name="T8">operating system.</text:span></text:p>
      <text:p text:style-name="P20"/>
      <text:p text:style-name="P20">//<text:span text:style-name="T9">End of dialog</text:span></text:p>
      <text:p text:style-name="P20"/>
      <text:p text:style-name="P25">The part of the dialog in yellow is the challenge.</text:p>
      <text:p text:style-name="P25"/>
      <text:p text:style-name="P25"/>
      <text:p text:style-name="P25"/>
      <text:p text:style-name="P25"/>
      <text:p text:style-name="P25"/>
      <text:p text:style-name="P25">Suggestions for formatting float numbers.</text:p>
      <text:p text:style-name="P25"/>
      <text:p text:style-name="P25">To display the number in hex use “0x%016lx”,0</text:p>
      <text:p text:style-name="P25"/>
      <text:p text:style-name="P25">To display the number in scientific decimal use “%18.13g”,0</text:p>
      <text:p text:style-name="P25">The integer 18 is the total width of the field in columns.</text:p>
      <text:p text:style-name="P25">The integer 13 is the precision number of digits.</text:p>
      <text:p text:style-name="P25">You may have to adjust 18 slightly upward or downward to obtain an aligned column</text:p>
      <text:p text:style-name="P28">Format g defaults to automatic right alignment within the field.</text:p>
      <text:p text:style-name="P28">To obtain left alignment within the field insert a hyphen as in <text:span text:style-name="T10">“%-18.13g”.</text:span></text:p>
      <text:p text:style-name="P28"/>
      <text:p text:style-name="P28">More suggestions:</text:p>
      <text:p text:style-name="P28"/>
      <text:p text:style-name="P28">Declare your array for random numbers in bss with a fixed size of say 100. <text:s/>You pick the fixed size. <text:s/>If a user enters a value greater than the array size <text:span text:style-name="T12">or a negative value, </text:span>then reject that value. <text:s/>You decide what to do when the inputted value is rejected.</text:p>
      <text:p text:style-name="P28"/>
      <text:p text:style-name="P31">The generator called rdrand produces random bits from nature not from an algorithm. <text:s/>Sometimes it produces a nan, which is an un-welcomed set of bits. <text:s/><text:span text:style-name="T13">These nans occur occasionally, but not frequently. <text:s/>When rdrand provides a number, that number needs to be checked to determine if is a nan. <text:s/>If it is a nan then discard it and get the next random number.</text:span></text:p>
      <text:p text:style-name="P8">Calling diagram</text:p>
      <text:p text:style-name="P29"><draw:g text:anchor-type="paragraph" draw:z-index="0" draw:name="DrawObject1" draw:style-name="gr1"><draw:g draw:name="DrawObject1" draw:style-name="gr2"><draw:custom-shape draw:name="Shape 1" draw:style-name="gr3" draw:text-style-name="P44" svg:width="1.3787in" svg:height="0.4925in" svg:x="2.5594in" svg:y="0.1035in"><text:p text:style-name="P42"><text:span text:style-name="T17">main</text:span></text:p><text:p text:style-name="P43"><text:span text:style-name="T18">C or C++</text:span></text:p><draw:enhanced-geometry svg:viewBox="0 0 21600 21600" draw:type="rectangle" draw:enhanced-path="M 0 0 L 21600 0 21600 21600 0 21600 0 0 Z N"/></draw:custom-shape><draw:custom-shape draw:name="Shape 2" draw:style-name="gr3" draw:text-style-name="P44" svg:width="1.3787in" svg:height="0.4925in" svg:x="2.5594in" svg:y="0.9898in"><text:p text:style-name="P42"><text:span text:style-name="T19"/></text:p><text:p text:style-name="P42"><text:span text:style-name="T17">executive</text:span></text:p><text:p text:style-name="P42"><text:span text:style-name="T20"/></text:p><text:p text:style-name="P43"><text:span text:style-name="T21">X86</text:span></text:p><draw:enhanced-geometry svg:viewBox="0 0 21600 21600" draw:type="rectangle" draw:enhanced-path="M 0 0 L 21600 0 21600 21600 0 21600 0 0 Z N"/></draw:custom-shape><draw:custom-shape draw:name="Shape 3" draw:style-name="gr3" draw:text-style-name="P47" svg:width="1.3787in" svg:height="0.4925in" svg:x="0.9839in" svg:y="1.8756in"><text:p text:style-name="P45"><text:span text:style-name="T17">fill_random_array</text:span></text:p><text:p text:style-name="P45"><text:span text:style-name="T20"/></text:p><text:p text:style-name="P46"><text:span text:style-name="T21">X86</text:span></text:p><draw:enhanced-geometry svg:viewBox="0 0 21600 21600" draw:type="rectangle" draw:enhanced-path="M 0 0 L 21600 0 21600 21600 0 21600 0 0 Z N"/></draw:custom-shape><draw:custom-shape draw:name="Shape 4" draw:style-name="gr3" draw:text-style-name="P47" svg:width="1.3787in" svg:height="0.4925in" svg:x="2.5594in" svg:y="1.8752in"><text:p text:style-name="P45"><text:span text:style-name="T17">quick sort</text:span></text:p><text:p text:style-name="P45"><text:span text:style-name="T19"/></text:p><text:p text:style-name="P46"><text:span text:style-name="T21">C or C++</text:span></text:p><draw:enhanced-geometry svg:viewBox="0 0 21600 21600" draw:type="rectangle" draw:enhanced-path="M 0 0 L 21600 0 21600 21600 0 21600 0 0 Z N"/></draw:custom-shape><draw:custom-shape draw:name="Shape 5" draw:style-name="gr3" draw:text-style-name="P44" svg:width="1.3787in" svg:height="0.4925in" svg:x="4.2331in" svg:y="1.8756in"><text:p text:style-name="P42"><text:span text:style-name="T17">show_array</text:span></text:p><text:p text:style-name="P43"><text:span text:style-name="T21">X86</text:span></text:p><draw:enhanced-geometry svg:viewBox="0 0 21600 21600" draw:type="rectangle" draw:enhanced-path="M 0 0 L 21600 0 21600 21600 0 21600 0 0 Z N"/></draw:custom-shape><draw:line draw:name="Vertical line 2" draw:style-name="gr4" draw:text-style-name="P48" svg:x1="3.2484in" svg:y1="0.5965in" svg:x2="3.2484in" svg:y2="0.9894in"><text:p/></draw:line><draw:line draw:name="Horizontal line 1" draw:style-name="gr5" draw:text-style-name="P48" svg:x1="1.772in" svg:y1="1.6791in" svg:x2="4.8236in" svg:y2="1.6791in"><text:p/></draw:line><draw:line draw:name="Vertical line 3" draw:style-name="gr4" draw:text-style-name="P48" svg:x1="4.8236in" svg:y1="1.6791in" svg:x2="4.8236in" svg:y2="1.8756in"><text:p/></draw:line><draw:line draw:name="Vertical line 4" draw:style-name="gr4" draw:text-style-name="P48" svg:x1="1.772in" svg:y1="1.6791in" svg:x2="1.772in" svg:y2="1.8756in"><text:p/></draw:line><draw:custom-shape draw:name="Shape 6" draw:style-name="gr3" draw:text-style-name="P47" svg:width="1.3787in" svg:height="0.4925in" svg:x="4.7248in" svg:y="0.1035in"><text:p text:style-name="P45"><text:span text:style-name="T20"/></text:p><text:p text:style-name="P45"><text:span text:style-name="T17">r.sh</text:span></text:p><text:p text:style-name="P46"><text:span text:style-name="T21">Bash </text:span></text:p><draw:enhanced-geometry svg:viewBox="0 0 21600 21600" draw:type="rectangle" draw:enhanced-path="M 0 0 L 21600 0 21600 21600 0 21600 0 0 Z N"/></draw:custom-shape><draw:line draw:name="Vertical line 5" draw:style-name="gr4" draw:text-style-name="P48" svg:x1="3.239in" svg:y1="1.4819in" svg:x2="3.239in" svg:y2="1.8748in"><text:p/></draw:line></draw:g><draw:custom-shape draw:name="Shape 7" draw:style-name="gr6" draw:text-style-name="P50" svg:width="1.4378in" svg:height="0.4898in" svg:x="1.0039in" svg:y="2.7535in"><text:p text:style-name="P48"><text:span text:style-name="T20"/></text:p><text:p text:style-name="P48">isnan</text:p><text:p text:style-name="P49"><text:span text:style-name="T21">X86</text:span></text:p><draw:enhanced-geometry svg:viewBox="0 0 21600 21600" draw:type="rectangle" draw:enhanced-path="M 0 0 L 21600 0 21600 21600 0 21600 0 0 Z N"/></draw:custom-shape><draw:line draw:name="Line 1" draw:style-name="gr4" draw:text-style-name="P48" svg:x1="1.7228in" svg:y1="2.3681in" svg:x2="1.7331in" svg:y2="2.7535in"><text:p/></draw:line></draw:g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9"/>
      <text:p text:style-name="P39"/>
      <text:p text:style-name="P39"/>
      <text:p text:style-name="P39"/>
      <text:p text:style-name="P40"/>
      <text:p text:style-name="P41"/>
      <text:p text:style-name="P41"/>
      <text:p text:style-name="P39"/>
      <text:p text:style-name="P9">Conclusion</text:p>
      <text:p text:style-name="P30"/>
      <text:p text:style-name="P30">When you are done or out of time, send me the program (6 files).</text:p>
      <text:p text:style-name="P30"/>
      <text:p text:style-name="P30">You may submit multiple times, however, each you submit the program send me the whole set of files. <text:s/>Only the newest submission will be downloaded and saved and hopefully graded.</text:p>
      <text:p text:style-name="P30"/>
      <text:p text:style-name="P30">If you have a message to send me with your program put the message in a “readme.txt” file and include it as one of the attachments. <text:s/>When I (or the grader) begin to process your submissions the first thing we do is download the attachments as one zip file and save it in the individual folds of students. <text:s/>The program is soon separated from the email message. <text:s/>It is better to put the message in a readme file.</text:p>
      <text:p text:style-name="P36"/>
      <text:p text:style-name="P37"/>
      <text:p text:style-name="P38"/>
      <text:p text:style-name="P29"/>
      <text:p text:style-name="P29"/>
      <text:p text:style-name="P32">Yes, a grader was appointed to work with me this semester. <text:s/>I requested 10 hours per week and the administration allocated 3 hours for him to help with this class. <text:s/>Three hours is not enough to evaluate the assembly programs from 100 students, <text:s/>He will be doing only grading. <text:s/>I made a test of myself grading programs. <text:s/>My result was that about 25 to 30 percent of my time was spent reading the source files and testing submitted programs that eventually received zeros. <text:s/><text:span text:style-name="T14">If non-executing programs are simply not submitted then a lot of time will be freed to evaluated and comment on running programs. <text:s/>Please don’t sent programs that will receive a zero score. <text:s/>It is a matter of wasting valuable time that could be spent providing feedback on deserving programs.</text:span></text:p>
      <text:p text:style-name="P32"/>
      <text:p text:style-name="P32"/>
      <text:p text:style-name="P33">The grader believes in professional software, and I do too. <text:s/>Make your source files have a professional appearance. <text:s/>Make those source files look so good that you will be proud to present them to the technical interviewer as examples of what you can create. <text:s/>The grader deducts points for ugly appearance of source code. <text:s/>Now you know.</text:p>
      <text:p text:style-name="P33"/>
      <text:p text:style-name="P33"/>
      <text:p text:style-name="P33">My <text:span text:style-name="T15">favorite computer at home is an ASUS desktop machine. <text:s/>But the Xubuntu20.04 is starting to show signs of bitrot. <text:s text:c="2"/>It really needs a new install of a </text:span><text:span text:style-name="T16">newer</text:span><text:span text:style-name="T15"> OS. <text:s/>I am sure that the bitrot (too much stuff installed) causes about 5% to 10% of programs to refuse to run. <text:s/>If I send you an evaluation that says your program seg faulted, and you are absolutely sure that it ran for you in a pure bash environment (no IDE) then email me about the matter and I am absolutely fine with testing your program on another computer.</text:span></text:p>
      <text:p text:style-name="P32"/>
      <text:p text:style-name="P32"/>
      <text:p text:style-name="P34">The CS Department maintains a server for public use. <text:s/>I have uploaded a half dozen or more of your programs there and that machine handled them well. <text:s/>Someday I should make a lecture on the use of the Titan server. <text:s/>It is a convenient way to do assignments in the cloud.</text:p>
      <text:p text:style-name="P34"/>
      <text:p text:style-name="P35">Due date: March 13</text:p>
      <text:p text:style-name="P35">Midterms March 20 and 2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2.7.2$Linux_X86_64 LibreOffice_project/20$Build-2</meta:generator>
    <meta:editing-cycles>0</meta:editing-cycles>
    <meta:editing-duration>P0D</meta:editing-duration>
    <meta:document-statistic meta:table-count="0" meta:image-count="0" meta:object-count="0" meta:page-count="6" meta:paragraph-count="106" meta:word-count="1209" meta:character-count="7766" meta:non-whitespace-character-count="6597"/>
  </office:meta>
</office:document-meta>
</file>